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049c" officeooo:paragraph-rsid="0017049c"/>
    </style:style>
    <style:style style:name="P2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ase statement</text:p>
      <text:p text:style-name="Preformatted_20_Text"/>
      <text:p text:style-name="Preformatted_20_Text">1) Write a menu driven program for mathematical calculation</text:p>
      <text:p text:style-name="Preformatted_20_Text"><text:s text:c="3"/>a. It should take user inputs a and b</text:p>
      <text:p text:style-name="Preformatted_20_Text"><text:s text:c="3"/>b. It should ask for mathematical operator (+, -, / and *).</text:p>
      <text:p text:style-name="Preformatted_20_Text"><text:s text:c="3"/>c. Do the calculation</text:p>
      <text:p text:style-name="P2"><text:s text:c="3"/>d. Print the output</text:p>
      <text:p text:style-name="Standard"/>
      <text:p text:style-name="Standard">god@god:~$ cd Desktop</text:p>
      <text:p text:style-name="Standard">god@god:~/Desktop$ gedit assignment4_6.sh &amp;</text:p>
      <text:p text:style-name="Standard">[1] 3182</text:p>
      <text:p text:style-name="Standard">god@god:~/Desktop$ chmod +x assignment4_6.sh</text:p>
      <text:p text:style-name="Standard">god@god:~/Desktop$ ./assignment4_6.sh</text:p>
      <text:p text:style-name="Standard"><text:s/>Enter two values : </text:p>
      <text:p text:style-name="Standard"/>
      <text:p text:style-name="Standard">5 3 <text:s/></text:p>
      <text:p text:style-name="Standard"><text:s/>Choose the operations to be performed :</text:p>
      <text:p text:style-name="Standard"><text:s/>1.Addition </text:p>
      <text:p text:style-name="Standard"><text:s/>2.Subtraction </text:p>
      <text:p text:style-name="Standard"><text:s/>3.Division </text:p>
      <text:p text:style-name="Standard"><text:s/>4.Multipliction </text:p>
      <text:p text:style-name="Standard"><text:s/></text:p>
      <text:p text:style-name="Standard">3</text:p>
      <text:p text:style-name="Standard">The quotient of the 5 divided by 3 is 1 </text:p>
      <text:p text:style-name="Standard"/>
      <text:p text:style-name="Standard"/>
      <text:p text:style-name="Standard"/>
      <text:p text:style-name="P1">CONTENTS IN THE FILE “assignment4_6.sh”</text:p>
      <text:p text:style-name="Standard"/>
      <text:p text:style-name="Standard">#!/bin/bash</text:p>
      <text:p text:style-name="Standard"/>
      <text:p text:style-name="Standard">echo -e " Enter two values : \n"</text:p>
      <text:p text:style-name="Standard">read a b</text:p>
      <text:p text:style-name="Standard">echo -e " Choose the operations to be performed :\n 1.Addition \n 2.Subtraction \n 3.Division \n 4.Multipliction \n "</text:p>
      <text:p text:style-name="Standard">read op</text:p>
      <text:p text:style-name="Standard">temp=0;</text:p>
      <text:p text:style-name="Standard">case $op in</text:p>
      <text:p text:style-name="Standard">1) temp=$[$a+$b]</text:p>
      <text:p text:style-name="Standard">echo "The sum of the $a and $b is $temp "</text:p>
      <text:p text:style-name="Standard">;;</text:p>
      <text:p text:style-name="Standard">2) temp=$[$a-$b]</text:p>
      <text:p text:style-name="Standard">echo "The difference of the $a and $b is $temp "</text:p>
      <text:p text:style-name="Standard">;;</text:p>
      <text:p text:style-name="Standard">3) temp=$[$a/$b]</text:p>
      <text:p text:style-name="Standard">echo "The quotient of the $a divided by $b is $temp "</text:p>
      <text:p text:style-name="Standard">;;</text:p>
      <text:p text:style-name="Standard">4) temp=$[$a*$b]</text:p>
      <text:p text:style-name="Standard">echo "The product of the $a and $b is $temp "</text:p>
      <text:p text:style-name="Standard">;;</text:p>
      <text:p text:style-name="Standard">*) </text:p>
      <text:p text:style-name="Standard">echo "Enter valid options "</text:p>
      <text:p text:style-name="Standard">;;</text:p>
      <text:p text:style-name="Standard"><text:soft-page-break/>esac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16:06:33.131873481</meta:creation-date>
    <dc:date>2023-10-05T20:16:17.884859009</dc:date>
    <meta:editing-duration>PT4M1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5" meta:word-count="190" meta:character-count="1064" meta:non-whitespace-character-count="890"/>
  </office:meta>
</office:document-meta>
</file>